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558DBAB41244FABCC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cm" fo:margin-right="0cm" fo:margin-top="0.318cm" fo:margin-bottom="0.318cm" style:contextual-spacing="false" fo:line-height="115%" fo:text-align="justify" style:justify-single-word="false" fo:text-indent="0cm" style:auto-text-indent="false" fo:break-before="auto" fo:break-after="auto"/>
      <style:text-properties fo:color="#333333" loext:opacity="100%" fo:font-size="12pt" style:font-size-asian="12pt" style:font-size-complex="12pt"/>
    </style:style>
    <style:style style:name="P5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2pt" style:font-size-asian="12pt" style:font-size-complex="12pt"/>
    </style:style>
    <style:style style:name="P6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margin-left="0cm" fo:margin-right="0cm" fo:margin-top="0.318cm" fo:margin-bottom="0.318cm" style:contextual-spacing="false" fo:line-height="115%" fo:text-align="justify" style:justify-single-word="false" fo:text-indent="0cm" style:auto-text-indent="false" fo:break-before="auto" fo:break-after="auto"/>
    </style:style>
    <style:style style:name="P8" style:family="paragraph" style:parent-style-name="Standard" style:master-page-name="Standard">
      <style:paragraph-properties fo:margin-left="0cm" fo:margin-right="0cm" fo:margin-top="0.318cm" fo:margin-bottom="0.318cm" style:contextual-spacing="false" fo:line-height="150%" fo:text-align="center" style:justify-single-word="false" fo:text-indent="0cm" style:auto-text-indent="false" style:page-number="1" fo:break-before="auto" fo:break-after="auto"/>
    </style:style>
    <style:style style:name="T1" style:family="text">
      <style:text-properties fo:color="#333333" loext:opacity="100%" fo:font-size="12pt" fo:font-weight="bold" style:font-size-asian="12pt" style:font-weight-asian="bold" style:font-size-complex="12pt"/>
    </style:style>
    <style:style style:name="T2" style:family="text">
      <style:text-properties fo:color="#333333" loext:opacity="100%" fo:font-size="12pt" style:font-size-asian="12pt" style:font-size-complex="12pt"/>
    </style:style>
    <style:style style:name="T3" style:family="text">
      <style:text-properties fo:color="#333333" loext:opacity="100%" fo:font-size="12pt" fo:background-color="#ffff00" loext:char-shading-value="0" style:font-size-asian="12pt" style:font-size-complex="12pt"/>
    </style:style>
    <style:style style:name="T4" style:family="text">
      <style:text-properties fo:color="#333333" loext:opacity="100%" fo:font-size="12pt" style:text-underline-style="solid" style:text-underline-width="auto" style:text-underline-color="font-color" fo:background-color="#ffff00" loext:char-shading-value="0" style:font-size-asian="12pt" style:font-size-complex="12pt"/>
    </style:style>
    <style:style style:name="T5" style:family="text">
      <style:text-properties fo:color="#333333" loext:opacity="100%" style:text-line-through-style="solid" style:text-line-through-type="single" fo:font-size="12pt" style:font-size-asian="12pt" style:font-size-complex="12pt"/>
    </style:style>
    <style:style style:name="T6" style:family="text">
      <style:text-properties fo:color="#333333" loext:opacity="100%" style:text-line-through-style="solid" style:text-line-through-type="single" fo:font-size="12pt" fo:font-weight="bold" style:font-size-asian="12pt" style:font-weight-asian="bold" style:font-size-complex="12pt"/>
    </style:style>
    <style:style style:name="T7" style:family="text">
      <style:text-properties fo:color="#333333" loext:opacity="100%" style:text-line-through-style="solid" style:text-line-through-type="single" fo:font-size="12pt" fo:background-color="#ffff00" loext:char-shading-value="0" style:font-size-asian="12pt" style:font-size-complex="12pt"/>
    </style:style>
    <style:style style:name="T8" style:family="text">
      <style:text-properties fo:color="#333333" loext:opacity="100%" style:text-line-through-style="solid" style:text-line-through-type="single" fo:font-size="15pt" style:font-size-asian="15pt" style:font-size-complex="15pt"/>
    </style:style>
    <style:style style:name="T9" style:family="text">
      <style:text-properties fo:color="#333333" loext:opacity="100%" style:text-line-through-style="solid" style:text-line-through-type="single" fo:font-size="15pt" style:text-underline-style="solid" style:text-underline-width="auto" style:text-underline-color="font-color" fo:background-color="#ffff00" loext:char-shading-value="0" style:font-size-asian="15pt" style:font-size-complex="15pt"/>
    </style:style>
    <style:style style:name="T10" style:family="text">
      <style:text-properties fo:color="#333333" loext:opacity="100%" style:text-line-through-style="none" style:text-line-through-type="none" fo:font-size="12pt" fo:font-weight="bold" style:font-size-asian="12pt" style:font-weight-asian="bold" style:font-size-complex="12pt"/>
    </style:style>
    <style:style style:name="T11" style:family="text">
      <style:text-properties fo:color="#333333" loext:opacity="100%" style:text-line-through-style="none" style:text-line-through-type="none" fo:font-size="12pt" style:font-size-asian="12pt" style:font-size-complex="12pt"/>
    </style:style>
    <style:style style:name="T12" style:family="text">
      <style:text-properties fo:color="#333333" loext:opacity="100%" fo:font-size="15pt" fo:font-weight="bold" style:font-size-asian="15pt" style:font-weight-asian="bold" style:font-size-complex="15pt"/>
    </style:style>
    <style:style style:name="T13" style:family="text">
      <style:text-properties fo:color="#333333" loext:opacity="100%" fo:font-size="15pt" style:font-size-asian="15pt" style:font-size-complex="15pt"/>
    </style:style>
    <style:style style:name="T14" style:family="text">
      <style:text-properties fo:color="#333333" loext:opacity="100%" fo:font-size="15pt" style:text-underline-style="solid" style:text-underline-width="auto" style:text-underline-color="font-color" fo:background-color="#ffff00" loext:char-shading-value="0" style:font-size-asian="15pt" style:font-size-complex="15pt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color="#c9211e" loext:opacity="100%" fo:font-size="12pt" fo:font-weight="bold" style:font-size-asian="12pt" style:font-weight-asian="bold" style:font-size-complex="12pt"/>
    </style:style>
    <style:style style:name="T17" style:family="text">
      <style:text-properties fo:color="#c9211e" loext:opacity="100%" fo:font-size="12pt" fo:font-weight="bold" fo:background-color="#ffff00" loext:char-shading-value="0" style:font-size-asian="12pt" style:font-weight-asian="bold" style:font-size-complex="12pt"/>
    </style:style>
    <style:style style:name="T18" style:family="text">
      <style:text-properties fo:color="#c9211e" loext:opacity="100%" fo:font-size="12pt" fo:font-weight="bold" fo:background-color="#ffff00" loext:char-shading-value="0" style:font-size-asian="12pt" style:font-weight-asian="bold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LISTA DE EXERCÍCIOS 007 - </text:span><text:span text:style-name="T15">Entregar</text:span></text:p>
      <text:p text:style-name="P3"/>
      <text:p text:style-name="P7"><text:span text:style-name="T1">1) </text:span><text:span text:style-name="T2">Escreva uma classe que </text:span><text:span text:style-name="T1">represente um país</text:span><text:span text:style-name="T2">. Um país é representado através dos atributos: </text:span><text:span text:style-name="T3">código ISO</text:span><text:span text:style-name="T2"> 3166-1 (ex.: BRA), </text:span><text:span text:style-name="T3">nome</text:span><text:span text:style-name="T2"> (ex.: Brasil), </text:span><text:span text:style-name="T3">população</text:span><text:span text:style-name="T2"> (ex.: 193.946.886) e a sua </text:span><text:span text:style-name="T3">dimensão em Km2</text:span><text:span text:style-name="T2"> (ex.: 8.515.767,049). Além disso, </text:span><text:span text:style-name="T18">cada país</text:span><text:span text:style-name="T2"> mantém uma </text:span><text:span text:style-name="T1">lista de outros países</text:span><text:span text:style-name="T2"> com os quais ele faz fronteira. Escreva a classe em Java e forneça os seus membros a seguir: </text:span></text:p>
      <text:p text:style-name="P7"><text:span text:style-name="T1">a)</text:span><text:span text:style-name="T2"> </text:span><text:span text:style-name="T5">Construtor que inicialize o código ISO, o nome e a dimensão do país; </text:span></text:p>
      <text:p text:style-name="P7"><text:span text:style-name="T1">b</text:span><text:span text:style-name="T10">)</text:span><text:span text:style-name="T5"> Métodos de acesso (getter/setter) para as propriedades código ISSO, nome, população e dimensão do país; </text:span></text:p>
      <text:p text:style-name="P7"><text:span text:style-name="T12">d)</text:span><text:span text:style-name="T8"> Um </text:span><text:span text:style-name="T9">método que informe se outro país é vizinho</text:span><text:span text:style-name="T8"> do país que recebeu a mensagem</text:span><text:span text:style-name="T5">;</text:span><text:span text:style-name="T2"> </text:span></text:p>
      <text:p text:style-name="P7"><text:span text:style-name="T1">e)</text:span><text:span text:style-name="T6"> </text:span><text:span text:style-name="T5">Um </text:span><text:span text:style-name="T7">método que retorne a densidade populacional do país</text:span><text:span text:style-name="T5">;</text:span><text:span text:style-name="T2"> </text:span></text:p>
      <text:p text:style-name="P7"><text:span text:style-name="T1">BÔNUS) </text:span><text:span text:style-name="T2">Crie</text:span><text:span text:style-name="T1"> </text:span><text:span text:style-name="T2">um método que receba um país como parâmetro e retorne a lista de vizinhos comuns aos dois países.</text:span></text:p>
      <text:p text:style-name="P4"/>
      <text:p text:style-name="P6">Como entregar os exercícios:</text:p>
      <text:p text:style-name="P5">Documentar a entrega marcando no classroom e adicionar o link do repositório do GitHub contendo o código do desafio e a descrição do projeto no arquivo Readme.md, ou seja, você irá criar um repositório para essa aula e mandar o link dele, com os exercícios finalizados, via classroo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sta de Exercícios - COMPOSIÇÕES<draw:frame draw:style-name="Mfr1" draw:name="image1.png" text:anchor-type="char" svg:x="14.175cm" svg:y="-0.476cm" svg:width="1.732cm" svg:height="1.034cm" draw:z-index="0"><draw:image xlink:href="Pictures/10000001000003E8000002558DBAB41244FABCC3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14T20:30:06.685000000</dc:date>
    <meta:editing-duration>PT2H42M54S</meta:editing-duration>
    <meta:editing-cycles>2</meta:editing-cycles>
    <meta:document-statistic meta:table-count="0" meta:image-count="1" meta:object-count="0" meta:page-count="1" meta:paragraph-count="10" meta:word-count="201" meta:character-count="1173" meta:non-whitespace-character-count="977"/>
  </office:meta>
</office:document-meta>
</file>